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9:54:05.52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10T10:20:14.340000000</dc:date>
    <meta:editing-duration>PT19H30M57S</meta:editing-duration>
    <meta:editing-cycles>294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Option Compatible
Option ClassModule

'
' 멤버 변수
'
Private i as Integer
Public l as Long

'
' 생성자
'
Private Sub Class_Initialize()

	i = 10

    Print "Class Module : Initialize"
End Sub

'
' 소멸자
'
Private Sub Class_Terminate()
    Print "Class Module : Terminate"
End Sub ' Destructor



'
' 프로퍼티
'
Public Property Get PI() as Integer

	PI = i + 10

End Property

Public Property Get PL() as Integer

	PL = l + 1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
	'
	Print "Property : " &amp; c.PI &amp; " " &amp; c.PL
	
	
	
	'
	' Release : Call - Class_Terminate
	'
	Set c = Nothing

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